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fill-color="#00dcff" draw:textarea-horizontal-align="center" draw:textarea-vertical-align="middle"/>
    </style:style>
    <style:style style:name="gr2" style:family="graphic" style:parent-style-name="standard">
      <style:graphic-properties svg:stroke-width="0cm" draw:marker-start-width="0.2cm" draw:marker-end-width="0.2cm" draw:fill="none" draw:fill-color="#00dcff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1cm" fo:min-width="0.35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'Linux Libertine'" style:font-pitch="variable" fo:font-size="8pt" style:font-size-asian="8pt" style:font-size-complex="8pt"/>
    </style:style>
    <style:style style:name="P3" style:family="paragraph">
      <style:text-properties fo:font-family="'Linux Libertine C'" style:font-pitch="variable" fo:font-size="8pt" style:font-size-asian="8pt" style:font-size-complex="8pt"/>
    </style:style>
    <style:style style:name="P4" style:family="paragraph">
      <style:paragraph-properties fo:margin-left="0cm" fo:margin-right="0cm" fo:text-align="center" fo:text-indent="0cm"/>
      <style:text-properties fo:font-family="'Linux Libertine'" style:font-pitch="variable" fo:font-size="6pt" style:font-size-asian="6pt" style:font-size-complex="6pt"/>
    </style:style>
    <style:style style:name="T1" style:family="text">
      <style:text-properties fo:font-family="'Linux Libertine C'" style:font-pitch="variable" fo:font-size="8pt" style:font-size-asian="8pt" style:font-size-complex="8pt"/>
    </style:style>
    <style:style style:name="T2" style:family="text">
      <style:text-properties fo:font-family="'Linux Libertine C'" style:font-pitch="variable" fo:font-size="6pt" style:font-size-asian="6pt" style:font-size-complex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27cm" svg:height="0.649cm" svg:x="5.448cm" svg:y="1.067cm">
          <text:p/>
        </draw:rect>
        <draw:rect draw:style-name="gr1" draw:text-style-name="P1" draw:layer="layout" svg:width="1.27cm" svg:height="0.409cm" svg:x="2.54cm" svg:y="2.266cm">
          <text:p/>
        </draw:rect>
        <draw:line draw:style-name="gr1" draw:text-style-name="P1" draw:layer="layout" svg:x1="3.195cm" svg:y1="1.97cm" svg:x2="9.025cm" svg:y2="1.97cm">
          <text:p/>
        </draw:line>
        <draw:line draw:style-name="gr1" draw:text-style-name="P1" draw:layer="layout" svg:x1="6.99cm" svg:y1="1.974cm" svg:x2="6.99cm" svg:y2="2.27cm">
          <text:p/>
        </draw:line>
        <draw:line draw:style-name="gr1" draw:text-style-name="P1" draw:layer="layout" svg:x1="5.084cm" svg:y1="1.97cm" svg:x2="5.084cm" svg:y2="2.266cm">
          <text:p/>
        </draw:line>
        <draw:line draw:style-name="gr1" draw:text-style-name="P1" draw:layer="layout" svg:x1="3.195cm" svg:y1="1.97cm" svg:x2="3.195cm" svg:y2="2.257cm">
          <text:p/>
        </draw:line>
        <draw:line draw:style-name="gr1" draw:text-style-name="P1" draw:layer="layout" svg:x1="9.025cm" svg:y1="1.97cm" svg:x2="9.025cm" svg:y2="2.266cm">
          <text:p/>
        </draw:line>
        <draw:rect draw:style-name="gr1" draw:text-style-name="P1" draw:layer="layout" svg:width="1.27cm" svg:height="0.408cm" svg:x="4.448cm" svg:y="2.267cm">
          <text:p/>
        </draw:rect>
        <draw:rect draw:style-name="gr1" draw:text-style-name="P1" draw:layer="layout" svg:width="1.27cm" svg:height="0.406cm" svg:x="6.367cm" svg:y="2.282cm">
          <text:p/>
        </draw:rect>
        <draw:rect draw:style-name="gr2" draw:text-style-name="P1" draw:layer="layout" svg:width="1.27cm" svg:height="0.407cm" svg:x="8.383cm" svg:y="2.268cm">
          <text:p/>
        </draw:rect>
        <draw:line draw:style-name="gr1" draw:text-style-name="P1" draw:layer="layout" svg:x1="6.084cm" svg:y1="1.716cm" svg:x2="6.084cm" svg:y2="1.966cm">
          <text:p/>
        </draw:line>
        <draw:rect draw:style-name="gr1" draw:text-style-name="P1" draw:layer="layout" svg:width="0.927cm" svg:height="0.409cm" svg:x="1.141cm" svg:y="3.266cm">
          <text:p/>
        </draw:rect>
        <draw:line draw:style-name="gr1" draw:text-style-name="P1" draw:layer="layout" svg:x1="1.596cm" svg:y1="2.97cm" svg:x2="4.885cm" svg:y2="2.97cm">
          <text:p/>
        </draw:line>
        <draw:line draw:style-name="gr1" draw:text-style-name="P1" draw:layer="layout" svg:x1="2.685cm" svg:y1="2.97cm" svg:x2="2.685cm" svg:y2="3.266cm">
          <text:p/>
        </draw:line>
        <draw:line draw:style-name="gr1" draw:text-style-name="P1" draw:layer="layout" svg:x1="1.596cm" svg:y1="2.97cm" svg:x2="1.596cm" svg:y2="3.257cm">
          <text:p/>
        </draw:line>
        <draw:rect draw:style-name="gr1" draw:text-style-name="P1" draw:layer="layout" svg:width="0.869cm" svg:height="0.408cm" svg:x="2.249cm" svg:y="3.267cm">
          <text:p/>
        </draw:rect>
        <draw:line draw:style-name="gr1" draw:text-style-name="P1" draw:layer="layout" svg:x1="3.185cm" svg:y1="2.675cm" svg:x2="3.185cm" svg:y2="2.966cm">
          <text:p/>
        </draw:line>
        <draw:rect draw:style-name="gr1" draw:text-style-name="P1" draw:layer="layout" svg:width="0.927cm" svg:height="0.409cm" svg:x="3.342cm" svg:y="3.267cm">
          <text:p/>
        </draw:rect>
        <draw:line draw:style-name="gr1" draw:text-style-name="P1" draw:layer="layout" svg:x1="4.886cm" svg:y1="2.971cm" svg:x2="4.886cm" svg:y2="3.267cm">
          <text:p/>
        </draw:line>
        <draw:line draw:style-name="gr1" draw:text-style-name="P1" draw:layer="layout" svg:x1="3.797cm" svg:y1="2.971cm" svg:x2="3.797cm" svg:y2="3.258cm">
          <text:p/>
        </draw:line>
        <draw:rect draw:style-name="gr1" draw:text-style-name="P1" draw:layer="layout" svg:width="0.869cm" svg:height="0.408cm" svg:x="4.45cm" svg:y="3.268cm">
          <text:p/>
        </draw:rect>
        <draw:frame draw:style-name="gr3" draw:text-style-name="P3" draw:layer="layout" svg:width="1.649cm" svg:height="0.573cm" svg:x="5.275cm" svg:y="1.103cm">
          <draw:text-box>
            <text:p text:style-name="P2"><text:span text:style-name="T1">Image 001</text:span></text:p>
          </draw:text-box>
        </draw:frame>
        <draw:frame draw:style-name="gr4" draw:text-style-name="P4" draw:layer="layout" svg:width="1.667cm" svg:height="0.631cm" svg:x="2.348cm" svg:y="2.218cm">
          <draw:text-box>
            <text:p text:style-name="P4"><text:span text:style-name="T2">coordinates</text:span></text:p>
          </draw:text-box>
        </draw:frame>
        <draw:frame draw:style-name="gr4" draw:text-style-name="P4" draw:layer="layout" svg:width="1.667cm" svg:height="0.631cm" svg:x="4.604cm" svg:y="2.219cm">
          <draw:text-box>
            <text:p text:style-name="P4"><text:span text:style-name="T2">data</text:span></text:p>
          </draw:text-box>
        </draw:frame>
        <draw:frame draw:style-name="gr4" draw:text-style-name="P4" draw:layer="layout" svg:width="1.667cm" svg:height="0.631cm" svg:x="6.439cm" svg:y="2.219cm">
          <draw:text-box>
            <text:p text:style-name="P4"><text:span text:style-name="T2">source</text:span></text:p>
          </draw:text-box>
        </draw:frame>
        <draw:frame draw:style-name="gr4" draw:text-style-name="P4" draw:layer="layout" svg:width="1.667cm" svg:height="0.735cm" svg:x="8.411cm" svg:y="2.096cm">
          <draw:text-box>
            <text:p text:style-name="P4"><text:span text:style-name="T2">process history</text:span></text:p>
          </draw:text-box>
        </draw:frame>
        <draw:frame draw:style-name="gr4" draw:text-style-name="P4" draw:layer="layout" svg:width="1.667cm" svg:height="0.631cm" svg:x="0.912cm" svg:y="3.21cm">
          <draw:text-box>
            <text:p text:style-name="P4"><text:span text:style-name="T2">direction</text:span></text:p>
          </draw:text-box>
        </draw:frame>
        <draw:frame draw:style-name="gr4" draw:text-style-name="P4" draw:layer="layout" svg:width="1.667cm" svg:height="0.631cm" svg:x="2.135cm" svg:y="3.211cm">
          <draw:text-box>
            <text:p text:style-name="P4"><text:span text:style-name="T2">linear</text:span></text:p>
          </draw:text-box>
        </draw:frame>
        <draw:frame draw:style-name="gr4" draw:text-style-name="P4" draw:layer="layout" svg:width="1.667cm" svg:height="0.631cm" svg:x="3.18cm" svg:y="3.212cm">
          <draw:text-box>
            <text:p text:style-name="P4"><text:span text:style-name="T2">tabular</text:span></text:p>
          </draw:text-box>
        </draw:frame>
        <draw:frame draw:style-name="gr4" draw:text-style-name="P4" draw:layer="layout" svg:width="1.667cm" svg:height="0.735cm" svg:x="4.281cm" svg:y="3.113cm">
          <draw:text-box>
            <text:p text:style-name="P4"><text:span text:style-name="T2">faraday dep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051cm" draw:shadow-offset-y="0.051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795cm" fo:page-height="5.0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ike Bell</meta:initial-creator>
    <meta:creation-date>2010-07-15T15:54:54</meta:creation-date>
    <dc:creator>Mike Bell</dc:creator>
    <dc:date>2010-07-15T16:30:21</dc:date>
    <meta:editing-cycles>2</meta:editing-cycles>
    <meta:editing-duration>PT19M45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